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2d6" officeooo:paragraph-rsid="001ac2d6"/>
    </style:style>
    <style:style style:name="P2" style:family="paragraph" style:parent-style-name="Standard">
      <style:text-properties officeooo:rsid="001c56a0" officeooo:paragraph-rsid="001c56a0"/>
    </style:style>
    <style:style style:name="P3" style:family="paragraph" style:parent-style-name="Standard">
      <style:text-properties officeooo:rsid="00202fe9" officeooo:paragraph-rsid="00202fe9"/>
    </style:style>
    <style:style style:name="P4" style:family="paragraph" style:parent-style-name="Standard">
      <style:paragraph-properties style:line-height-at-least="0.503cm"/>
      <style:text-properties fo:color="#f8f8f2" style:font-name="Consolas" fo:font-size="10.5pt" fo:font-weight="normal" fo:background-color="#282a36"/>
    </style:style>
    <style:style style:name="P5" style:family="paragraph" style:parent-style-name="Standard">
      <style:text-properties fo:color="#f8f8f2" style:font-name="Consolas" fo:font-size="10.5pt" fo:font-weight="normal" officeooo:rsid="00202fe9" officeooo:paragraph-rsid="00202fe9" fo:background-color="#282a36"/>
    </style:style>
    <style:style style:name="P6" style:family="paragraph" style:parent-style-name="Standard">
      <style:paragraph-properties style:line-height-at-least="0.503cm"/>
      <style:text-properties fo:color="#f8f8f2" fo:background-color="#282a36"/>
    </style:style>
    <style:style style:name="P7" style:family="paragraph" style:parent-style-name="Standard">
      <style:paragraph-properties style:line-height-at-least="0.503cm"/>
      <style:text-properties fo:color="#f8f8f2" officeooo:paragraph-rsid="00215ee5" fo:background-color="#282a36"/>
    </style:style>
    <style:style style:name="P8" style:family="paragraph" style:parent-style-name="Standard">
      <style:text-properties officeooo:rsid="002143fa" officeooo:paragraph-rsid="002143fa"/>
    </style:style>
    <style:style style:name="T1" style:family="text">
      <style:text-properties officeooo:rsid="001a81e3"/>
    </style:style>
    <style:style style:name="T2" style:family="text">
      <style:text-properties officeooo:rsid="001e129f"/>
    </style:style>
    <style:style style:name="T3" style:family="text">
      <style:text-properties fo:color="#8be9fd" fo:font-style="italic"/>
    </style:style>
    <style:style style:name="T4" style:family="text">
      <style:text-properties fo:color="#ff79c6"/>
    </style:style>
    <style:style style:name="T5" style:family="text">
      <style:text-properties fo:color="#ff79c6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e9f284" style:font-name="Consolas" fo:font-size="10.5pt" fo:font-weight="normal"/>
    </style:style>
    <style:style style:name="T8" style:family="text">
      <style:text-properties fo:color="#f1fa8c" style:font-name="Consolas" fo:font-size="10.5pt" fo:font-weight="normal"/>
    </style:style>
    <style:style style:name="T9" style:family="text">
      <style:text-properties fo:color="#bd93f9" style:font-name="Consolas" fo:font-size="10.5pt" fo:font-weight="normal"/>
    </style:style>
    <style:style style:name="T10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Iniciando deploy na API do codeburger:</text:span></text:p>
      <text:p text:style-name="Standard"/>
      <text:p text:style-name="P1">Utilizaremos o aplicativo do Railway em <text:a xlink:type="simple" xlink:href="http://www.railway.app/">www.railway.app</text:a>.</text:p>
      <text:p text:style-name="P1"/>
      <text:p text:style-name="P2">Crie um novo projeto "Provision PostgreSQL". <text:span text:style-name="T2">Clique na imagem do projeto Postgres, Variables e copie o endereço de database_private_url.</text:span></text:p>
      <text:p text:style-name="P2"/>
      <text:p text:style-name="P3"><text:span text:style-name="T2">N</text:span>o database.js da pasta config configure a url utilizando o endereço copiado:</text:p>
      <text:p text:style-name="P3"/>
      <text:p text:style-name="P5"><text:span text:style-name="T3">module</text:span>.<text:span text:style-name="T3">exports</text:span> <text:span text:style-name="T4">=</text:span> {</text:p>
      <text:p text:style-name="P6">  <text:span text:style-name="T6">dialect</text:span><text:span text:style-name="T5">:</text:span><text:span text:style-name="T6"> </text:span><text:span text:style-name="T7">"</text:span><text:span text:style-name="T8">postgres</text:span><text:span text:style-name="T7">"</text:span><text:span text:style-name="T6">,</text:span></text:p>
      <text:p text:style-name="P7">  <text:span text:style-name="T6">url</text:span><text:span text:style-name="T5">:</text:span><text:span text:style-name="T6"> </text:span><text:span text:style-name="T7">"</text:span><text:span text:style-name="T8">postgresql://postgres:DGF1*12gf16c12**ddGddcfDB4A11D6g@monorail.proxy.rlwy.net:37033/railway</text:span><text:span text:style-name="T7">"</text:span><text:span text:style-name="T6">,</text:span></text:p>
      <text:p text:style-name="P6">  <text:span text:style-name="T6">define</text:span><text:span text:style-name="T5">:</text:span><text:span text:style-name="T6"> {</text:span></text:p>
      <text:p text:style-name="P6">    <text:span text:style-name="T6">timespamps</text:span><text:span text:style-name="T5">:</text:span><text:span text:style-name="T6"> </text:span><text:span text:style-name="T9">true</text:span><text:span text:style-name="T6">,</text:span></text:p>
      <text:p text:style-name="P6">    <text:span text:style-name="T6">underscored</text:span><text:span text:style-name="T5">:</text:span><text:span text:style-name="T6"> </text:span><text:span text:style-name="T9">true</text:span><text:span text:style-name="T6">,</text:span></text:p>
      <text:p text:style-name="P6">    <text:span text:style-name="T6">underscoredAll</text:span><text:span text:style-name="T5">:</text:span><text:span text:style-name="T6"> </text:span><text:span text:style-name="T9">true</text:span><text:span text:style-name="T6">,</text:span></text:p>
      <text:p text:style-name="P6">  <text:span text:style-name="T6">},</text:span></text:p>
      <text:p text:style-name="P4">}</text:p>
      <text:p text:style-name="P3"/>
      <text:p text:style-name="P8">Para enviarmos as migrations ao banco do railways rodamos o comando <text:span text:style-name="T10">npx sequelize-cli db:migrate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S</meta:editing-duration>
    <meta:editing-cycles>10</meta:editing-cycles>
    <meta:generator>LibreOffice/4.1.3.2$Windows_x86 LibreOffice_project/70feb7d99726f064edab4605a8ab840c50ec57a</meta:generator>
    <dc:date>2023-12-21T12:46:51.907000000</dc:date>
    <meta:document-statistic meta:table-count="0" meta:image-count="0" meta:object-count="0" meta:page-count="1" meta:paragraph-count="14" meta:word-count="76" meta:character-count="632" meta:non-whitespace-character-count="550"/>
    <meta:user-defined meta:name="Info 1"/>
    <meta:user-defined meta:name="Info 2"/>
    <meta:user-defined meta:name="Info 3"/>
    <meta:user-defined meta:name="Info 4"/>
  </office:meta>
</office:document-meta>
</file>